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StarSymbol2" style:font-name-asian="StarSymbol2" style:font-name-complex="StarSymbo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9.7cm" svg:height="9.7cm" svg:x="0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2cm" svg:height="1.6cm" svg:x="0cm" svg:y="3.9cm">
          <text:p text:style-name="P1">Diagrama de </text:p>
          <text:p text:style-name="P1">Activid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14cm" svg:height="2.027cm" svg:x="9.211cm" svg:y="5.653cm">
          <text:p text:style-name="P1">Sub</text:p>
          <text:p text:style-name="P1">Contad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0.633cm" svg:height="7.6cm" svg:x="7.05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3cm" svg:height="7.6cm" svg:x="15.556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4.687cm" svg:height="2.027cm" svg:x="0.346cm" svg:y="8.188cm">
          <text:p text:style-name="P1">Clús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5.033cm" svg:y1="9.201cm" svg:x2="7.058cm" svg:y2="9.2cm" draw:start-shape="id1" draw:start-glue-point="1" draw:end-shape="id2" draw:end-glue-point="3" svg:d="M5033 9201l2025-1" svg:viewBox="0 0 2026 2">
          <text:p/>
        </draw:connector>
        <draw:connector draw:style-name="gr5" draw:text-style-name="P1" draw:layer="layout" draw:type="line" svg:x1="7.691cm" svg:y1="9.2cm" svg:x2="9.213cm" svg:y2="9.201cm" draw:start-shape="id2" draw:start-glue-point="1" svg:d="M7691 9200l1522 1" svg:viewBox="0 0 1523 2">
          <text:p/>
        </draw:connector>
        <draw:line draw:style-name="gr5" draw:text-style-name="P1" draw:layer="layout" svg:x1="7.691cm" svg:y1="6.667cm" svg:x2="9.211cm" svg:y2="6.667cm">
          <text:p/>
        </draw:line>
        <draw:line draw:style-name="gr5" draw:text-style-name="P1" draw:layer="layout" svg:x1="7.691cm" svg:y1="11.733cm" svg:x2="9.211cm" svg:y2="11.733cm">
          <text:p/>
        </draw:line>
        <draw:line draw:style-name="gr5" draw:text-style-name="P1" draw:layer="layout" svg:x1="14.025cm" svg:y1="6.667cm" svg:x2="15.545cm" svg:y2="6.667cm">
          <text:p/>
        </draw:line>
        <draw:line draw:style-name="gr5" draw:text-style-name="P1" draw:layer="layout" svg:x1="14.025cm" svg:y1="9.2cm" svg:x2="15.545cm" svg:y2="9.2cm">
          <text:p/>
        </draw:line>
        <draw:custom-shape draw:style-name="gr3" draw:text-style-name="P1" draw:layer="layout" svg:width="4.813cm" svg:height="2.027cm" svg:x="9.213cm" svg:y="8.188cm">
          <text:p text:style-name="P1"><text:span text:style-name="T1">⋮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13cm" svg:height="2.027cm" svg:x="9.213cm" svg:y="10.721cm">
          <text:p text:style-name="P1">Sub</text:p>
          <text:p text:style-name="P1">Contad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4.025cm" svg:y1="11.733cm" svg:x2="15.545cm" svg:y2="11.733cm">
          <text:p/>
        </draw:line>
        <draw:line draw:style-name="gr5" draw:text-style-name="P1" draw:layer="layout" svg:x1="16.178cm" svg:y1="9.2cm" svg:x2="18.078cm" svg:y2="9.2cm">
          <text:p/>
        </draw:line>
        <draw:custom-shape draw:style-name="gr3" draw:text-style-name="P1" draw:layer="layout" svg:width="4.686cm" svg:height="2.027cm" svg:x="18.081cm" svg:y="8.189cm">
          <text:p text:style-name="P1">Contador</text:p>
          <text:p text:style-name="P1">Maestro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686cm" svg:height="2.027cm" svg:x="24.669cm" svg:y="8.19cm">
          <text:p text:style-name="P1">Decis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2.765cm" svg:y1="9.2cm" svg:x2="24.665cm" svg:y2="9.2cm">
          <text:p/>
        </draw:line>
        <draw:custom-shape draw:style-name="gr6" draw:text-style-name="P1" draw:layer="layout" svg:width="12.1cm" svg:height="4.3cm" svg:x="17.4cm" svg:y="7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.3cm" svg:height="1.3cm" svg:x="2.039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" svg:x1="2.689cm" svg:y1="7.5cm" svg:x2="2.689cm" svg:y2="8.188cm" draw:start-shape="id3" draw:start-glue-point="8" draw:end-shape="id1" draw:end-glue-point="0" svg:d="M2689 7500v688" svg:viewBox="0 0 1 689">
          <text:p/>
        </draw:connector>
        <draw:custom-shape draw:style-name="gr4" draw:text-style-name="P1" draw:layer="layout" svg:width="1.3cm" svg:height="1.3cm" svg:x="26.362cm" svg:y="11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5" draw:id="id5" draw:layer="layout" svg:width="1.598cm" svg:height="1.598cm" svg:x="26.213cm" svg:y="11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" svg:x1="27.012cm" svg:y1="10.217cm" svg:x2="27.012cm" svg:y2="11.702cm" draw:start-shape="id4" draw:start-glue-point="2" draw:end-shape="id5" draw:end-glue-point="4" svg:d="M27012 10217v1485" svg:viewBox="0 0 1 14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03T18:30:16.446579656</dc:date>
    <dc:creator>Eugenio Pérez Martín</dc:creator>
    <meta:editing-duration>PT2H55M31S</meta:editing-duration>
    <meta:editing-cycles>4</meta:editing-cycles>
    <meta:generator>LibreOffice/4.2.5.2$Linux_X86_64 LibreOffice_project/420m0$Build-2</meta:generator>
    <meta:document-statistic meta:object-count="25"/>
  </office:meta>
</office:document-meta>
</file>